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59f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59f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59f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59f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59f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59f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59f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59f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59f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59f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59f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59f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59f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59f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59f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59f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59f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Daniel Corvo Simanc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Beltran 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6320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9.1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1" meta:non-whitespace-character-count="993"/>
    <meta:template xlink:type="simple" xlink:actuate="onRequest" xlink:title="Normal" xlink:href=""/>
  </office:meta>
</office:document-meta>
</file>